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rriweather" svg:font-family="Merriweather" style:font-family-generic="roman" style:font-pitch="variable"/>
    <style:font-face style:name="Merriweather1" svg:font-family="Merriweather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2708in" fo:margin-left="-0.2in" fo:margin-top="0in" fo:margin-bottom="0in" table:align="left" style:writing-mode="lr-tb"/>
    </style:style>
    <style:style style:name="Table1.A" style:family="table-column">
      <style:table-column-properties style:column-width="4.9785in"/>
    </style:style>
    <style:style style:name="Table1.B" style:family="table-column">
      <style:table-column-properties style:column-width="2.2924in"/>
    </style:style>
    <style:style style:name="Table1.1" style:family="table-row">
      <style:table-row-properties style:min-row-height="1.1111in" fo:keep-together="auto"/>
    </style:style>
    <style:style style:name="Table1.A1" style:family="table-cell">
      <style:table-cell-properties style:vertical-align="" fo:padding="0.1in" fo:border-left="0.25pt solid #ffffff" fo:border-right="0.25pt solid #ffffff" fo:border-top="0.25pt solid #ffffff" fo:border-bottom="none" style:writing-mode="lr-tb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Heading_20_1"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 style:shadow="none" style:join-border="false">
        <style:tab-stops/>
      </style:paragraph-properties>
    </style:style>
    <style:style style:name="P2" style:family="paragraph" style:parent-style-name="Heading_20_2"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 style:shadow="none" style:join-border="false">
        <style:tab-stops/>
      </style:paragraph-properties>
    </style:style>
    <style:style style:name="P3" style:family="paragraph" style:parent-style-name="Heading_20_2"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 style:shadow="none" style:join-border="false">
        <style:tab-stops/>
      </style:paragraph-properties>
      <style:text-properties officeooo:paragraph-rsid="00086ea4"/>
    </style:style>
    <style:style style:name="P4" style:family="paragraph" style:parent-style-name="Heading_20_2"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 style:shadow="none" style:join-border="false">
        <style:tab-stops/>
      </style:paragraph-properties>
      <style:text-properties officeooo:paragraph-rsid="000a4131"/>
    </style:style>
    <style:style style:name="P5" style:family="paragraph" style:parent-style-name="Standard">
      <style:paragraph-properties fo:margin-left="0in" fo:margin-right="0.2083in" fo:line-height="100%" fo:text-indent="0in" style:auto-text-indent="false" fo:padding="0in" fo:border="none" style:shadow="none" style:join-border="false"/>
      <style:text-properties fo:font-size="6pt" style:font-size-asian="6pt" style:font-size-complex="6pt"/>
    </style:style>
    <style:style style:name="P6" style:family="paragraph" style:parent-style-name="Standard">
      <style:paragraph-properties fo:margin-left="0in" fo:margin-right="0.2083in" fo:line-height="130%" fo:orphans="0" fo:widows="0" fo:text-indent="0in" style:auto-text-indent="false" fo:padding="0in" fo:border="none" style:shadow="none" style:join-border="false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30%" fo:orphans="0" fo:widows="0" fo:text-indent="0in" style:auto-text-indent="false" fo:padding="0in" fo:border="none" style:shadow="none" style:join-border="false">
        <style:tab-stops/>
      </style:paragraph-properties>
      <style:text-properties fo:language="en" fo:country="US" style:language-asian="en" style:country-asian="US" style:language-complex="ar" style:country-complex="SA"/>
    </style:style>
    <style:style style:name="P8" style:family="paragraph" style:parent-style-name="Heading_20_3"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 style:shadow="none" style:join-border="false">
        <style:tab-stops/>
      </style:paragraph-properties>
      <style:text-properties fo:language="en" fo:country="US" style:language-asian="en" style:country-asian="US" style:language-complex="ar" style:country-complex="SA"/>
    </style:style>
    <style:style style:name="P9" style:family="paragraph" style:parent-style-name="Heading_20_1"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 style:shadow="none" style:join-border="false">
        <style:tab-stops/>
      </style:paragraph-properties>
      <style:text-properties fo:language="en" fo:country="US" style:language-asian="en" style:country-asian="US" style:language-complex="ar" style:country-complex="SA"/>
    </style:style>
    <style:style style:name="P10" style:family="paragraph" style:parent-style-name="Title"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 style:shadow="none" style:join-border="false">
        <style:tab-stops/>
      </style:paragraph-properties>
      <style:text-properties fo:language="en" fo:country="US" style:language-asian="en" style:country-asian="US" style:language-complex="ar" style:country-complex="SA"/>
    </style:style>
    <style:style style:name="P11" style:family="paragraph" style:parent-style-name="Heading_20_1"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 style:shadow="none" style:join-border="false">
        <style:tab-stops/>
      </style:paragraph-properties>
      <style:text-properties fo:language="en" fo:country="US" officeooo:paragraph-rsid="00086ea4" style:language-asian="en" style:country-asian="US" style:language-complex="ar" style:country-complex="SA"/>
    </style:style>
    <style:style style:name="P12" style:family="paragraph" style:parent-style-name="Subtitle">
      <style:paragraph-properties fo:margin-left="0in" fo:margin-right="0in" fo:margin-top="0in" fo:margin-bottom="0in" style:contextual-spacing="false" fo:line-height="115%" fo:orphans="0" fo:widows="0" fo:text-indent="0in" style:auto-text-indent="false" fo:padding="0in" fo:border="none" style:shadow="none" style:join-border="false">
        <style:tab-stops/>
      </style:paragraph-properties>
      <style:text-properties fo:language="en" fo:country="US" style:language-asian="en" style:country-asian="US" style:language-complex="ar" style:country-complex="SA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50%" fo:orphans="0" fo:widows="0" fo:text-indent="0in" style:auto-text-indent="false" fo:padding="0in" fo:border="none" style:shadow="none" style:join-border="false">
        <style:tab-stops/>
      </style:paragraph-properties>
      <style:text-properties fo:font-size="8pt" fo:language="en" fo:country="US" style:font-size-asian="8pt" style:language-asian="en" style:country-asian="US" style:font-size-complex="8pt" style:language-complex="ar" style:country-complex="SA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50%" fo:orphans="0" fo:widows="0" fo:text-indent="0in" style:auto-text-indent="false" fo:padding="0in" fo:border-left="none" fo:border-right="none" fo:border-top="0.51pt solid #000000" fo:border-bottom="none" style:shadow="none" style:join-border="false">
        <style:tab-stops/>
      </style:paragraph-properties>
      <style:text-properties fo:font-size="8pt" fo:language="en" fo:country="US" style:font-size-asian="8pt" style:language-asian="en" style:country-asian="US" style:font-size-complex="8pt" style:language-complex="ar" style:country-complex="SA"/>
    </style:style>
    <style:style style:name="P15" style:family="paragraph" style:parent-style-name="Standard">
      <style:paragraph-properties fo:margin-left="0in" fo:margin-right="0.2083in" fo:margin-top="0in" fo:margin-bottom="0in" style:contextual-spacing="false" fo:line-height="20%" fo:orphans="0" fo:widows="0" fo:text-indent="0in" style:auto-text-indent="false" fo:padding="0in" fo:border="none" style:shadow="none" style:join-border="false">
        <style:tab-stops/>
      </style:paragraph-properties>
      <style:text-properties officeooo:rsid="00086ea4" officeooo:paragraph-rsid="00086ea4"/>
    </style:style>
    <style:style style:name="P16" style:family="paragraph" style:parent-style-name="Standard">
      <style:paragraph-properties fo:margin-left="0in" fo:margin-right="0.2083in" fo:margin-top="0in" fo:margin-bottom="0in" style:contextual-spacing="false" fo:line-height="20%" fo:orphans="0" fo:widows="0" fo:text-indent="0in" style:auto-text-indent="false" fo:padding="0in" fo:border="none" style:shadow="none" style:join-border="false">
        <style:tab-stops/>
      </style:paragraph-properties>
    </style:style>
    <style:style style:name="P17" style:family="paragraph" style:parent-style-name="Heading_20_2"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 style:shadow="none" style:join-border="false">
        <style:tab-stops/>
      </style:paragraph-properties>
      <style:text-properties officeooo:paragraph-rsid="000a4131"/>
    </style:style>
    <style:style style:name="P18" style:family="paragraph" style:parent-style-name="Heading_20_2"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 style:shadow="none" style:join-border="false">
        <style:tab-stops/>
      </style:paragraph-properties>
      <style:text-properties officeooo:rsid="00086ea4" officeooo:paragraph-rsid="000a4131"/>
    </style:style>
    <style:style style:name="P19" style:family="paragraph" style:parent-style-name="Standard">
      <style:paragraph-properties fo:margin-left="0in" fo:margin-right="0.2083in" fo:margin-top="0in" fo:margin-bottom="0in" style:contextual-spacing="false" fo:line-height="115%" fo:orphans="0" fo:widows="0" fo:text-indent="0in" style:auto-text-indent="false" fo:padding="0in" fo:border="none" style:shadow="none" style:join-border="false">
        <style:tab-stops/>
      </style:paragraph-properties>
    </style:style>
    <style:style style:name="P20" style:family="paragraph" style:parent-style-name="Standard">
      <style:paragraph-properties fo:margin-left="0in" fo:margin-right="0.2083in" fo:margin-top="0in" fo:margin-bottom="0in" style:contextual-spacing="false" fo:line-height="115%" fo:orphans="0" fo:widows="0" fo:text-indent="0in" style:auto-text-indent="false" fo:padding="0in" fo:border-left="none" fo:border-right="none" fo:border-top="0.51pt solid #000000" fo:border-bottom="none" style:shadow="none" style:join-border="false">
        <style:tab-stops/>
      </style:paragraph-properties>
    </style:style>
    <style:style style:name="P21" style:family="paragraph" style:parent-style-name="Standard">
      <style:paragraph-properties fo:margin-left="0in" fo:margin-right="0.2083in" fo:line-height="130%" fo:orphans="0" fo:widows="0" fo:text-indent="0in" style:auto-text-indent="false" fo:padding="0in" fo:border="none" style:shadow="none" style:join-border="false">
        <style:tab-stops/>
      </style:paragraph-properties>
    </style:style>
    <style:style style:name="P22" style:family="paragraph" style:parent-style-name="Standard">
      <style:paragraph-properties fo:margin-left="0in" fo:margin-right="0.2083in" fo:margin-top="0.222in" fo:margin-bottom="0in" style:contextual-spacing="false" fo:line-height="130%" fo:orphans="0" fo:widows="0" fo:text-indent="0in" style:auto-text-indent="false" fo:padding="0in" fo:border="none" style:shadow="none" style:join-border="false">
        <style:tab-stops/>
      </style:paragraph-properties>
    </style:style>
    <style:style style:name="P23" style:family="paragraph" style:parent-style-name="Standard" style:list-style-name="WWNum1">
      <style:paragraph-properties fo:margin-left="0in" fo:margin-right="0.2083in" fo:margin-top="0in" fo:margin-bottom="0in" style:contextual-spacing="false" fo:line-height="130%" fo:orphans="0" fo:widows="0" fo:text-indent="0in" style:auto-text-indent="false" fo:padding="0in" fo:border="none" style:shadow="none" style:join-border="false">
        <style:tab-stops>
          <style:tab-stop style:position="0.25in"/>
          <style:tab-stop style:position="0.5in"/>
        </style:tab-stops>
      </style:paragraph-properties>
    </style:style>
    <style:style style:name="P24" style:family="paragraph" style:parent-style-name="Standard" style:list-style-name="WWNum2">
      <style:paragraph-properties fo:margin-left="0in" fo:margin-right="0.2083in" fo:margin-top="0in" fo:margin-bottom="0in" style:contextual-spacing="false" fo:line-height="130%" fo:orphans="0" fo:widows="0" fo:text-indent="0in" style:auto-text-indent="false" fo:padding="0in" fo:border="none" style:shadow="none" style:join-border="false">
        <style:tab-stops>
          <style:tab-stop style:position="0.25in"/>
          <style:tab-stop style:position="0.5in"/>
        </style:tab-stops>
      </style:paragraph-properties>
    </style:style>
    <style:style style:name="P25" style:family="paragraph" style:parent-style-name="Standard">
      <style:paragraph-properties fo:margin-left="0in" fo:margin-right="0.2083in" fo:line-height="130%" fo:orphans="0" fo:widows="0" fo:text-indent="0in" style:auto-text-indent="false" fo:padding="0in" fo:border="none" style:shadow="none" style:join-border="false">
        <style:tab-stops/>
      </style:paragraph-properties>
      <style:text-properties officeooo:rsid="00086ea4" officeooo:paragraph-rsid="00086ea4"/>
    </style:style>
    <style:style style:name="P26" style:family="paragraph" style:parent-style-name="Standard" style:list-style-name="WWNum1">
      <style:paragraph-properties fo:margin-left="0in" fo:margin-right="0.2083in" fo:margin-top="0in" fo:margin-bottom="0in" style:contextual-spacing="false" fo:line-height="130%" fo:orphans="0" fo:widows="0" fo:text-indent="0in" style:auto-text-indent="false" fo:padding="0in" fo:border="none" style:shadow="none" style:join-border="false">
        <style:tab-stops>
          <style:tab-stop style:position="0.25in"/>
          <style:tab-stop style:position="0.5in"/>
        </style:tab-stops>
      </style:paragraph-properties>
      <style:text-properties officeooo:rsid="00086ea4" officeooo:paragraph-rsid="00086ea4"/>
    </style:style>
    <style:style style:name="P27" style:family="paragraph" style:parent-style-name="Standard">
      <style:paragraph-properties fo:margin-left="0in" fo:margin-right="0.2083in" fo:margin-top="0in" fo:margin-bottom="0in" style:contextual-spacing="false" fo:line-height="150%" fo:orphans="0" fo:widows="0" fo:text-indent="0in" style:auto-text-indent="false" fo:padding="0in" fo:border="none" style:shadow="none" style:join-border="false">
        <style:tab-stops/>
      </style:paragraph-properties>
      <style:text-properties officeooo:rsid="00086ea4" officeooo:paragraph-rsid="00086ea4"/>
    </style:style>
    <style:style style:name="P28" style:family="paragraph" style:parent-style-name="Standard">
      <style:paragraph-properties fo:margin-left="0in" fo:margin-right="0.2083in" fo:line-height="130%" fo:orphans="0" fo:widows="0" fo:text-indent="0in" style:auto-text-indent="false" fo:padding="0in" fo:border="none" style:shadow="none" style:join-border="false">
        <style:tab-stops/>
      </style:paragraph-properties>
      <style:text-properties officeooo:rsid="000a4131" officeooo:paragraph-rsid="000a4131"/>
    </style:style>
    <style:style style:name="P29" style:family="paragraph" style:parent-style-name="Standard">
      <style:paragraph-properties fo:margin-left="0in" fo:margin-right="0.2083in" fo:margin-top="0in" fo:margin-bottom="0in" style:contextual-spacing="false" fo:line-height="150%" fo:orphans="0" fo:widows="0" fo:text-indent="0in" style:auto-text-indent="false" fo:padding="0in" fo:border="none" style:shadow="none" style:join-border="false">
        <style:tab-stops/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asian="en" style:country-asian="US" style:language-complex="ar" style:country-complex="SA"/>
    </style:style>
    <style:style style:name="T3" style:family="text">
      <style:text-properties fo:language="en" fo:country="US" officeooo:rsid="00086ea4" style:language-asian="en" style:country-asian="US" style:language-complex="ar" style:country-complex="SA"/>
    </style:style>
    <style:style style:name="T4" style:family="text">
      <style:text-properties fo:language="en" fo:country="US" officeooo:rsid="000a4131" style:language-asian="en" style:country-asian="US" style:language-complex="ar" style:country-complex="SA"/>
    </style:style>
    <style:style style:name="T5" style:family="text">
      <style:text-properties fo:language="en" fo:country="US" officeooo:rsid="000be058" style:language-asian="en" style:country-asian="US" style:language-complex="ar" style:country-complex="SA"/>
    </style:style>
    <style:style style:name="T6" style:family="text">
      <style:text-properties fo:language="en" fo:country="US" fo:font-weight="normal" style:language-asian="en" style:country-asian="US" style:font-weight-asian="normal" style:language-complex="ar" style:country-complex="SA" style:font-weight-complex="normal"/>
    </style:style>
    <style:style style:name="T7" style:family="text">
      <style:text-properties fo:language="en" fo:country="US" fo:font-style="italic" fo:font-weight="normal" style:language-asian="en" style:country-asian="US" style:font-style-asian="italic" style:font-weight-asian="normal" style:language-complex="ar" style:country-complex="SA" style:font-style-complex="italic" style:font-weight-complex="normal"/>
    </style:style>
    <style:style style:name="T8" style:family="text">
      <style:text-properties fo:language="en" fo:country="US" fo:font-style="italic" fo:font-weight="normal" officeooo:rsid="00086ea4" style:language-asian="en" style:country-asian="US" style:font-style-asian="italic" style:font-weight-asian="normal" style:language-complex="ar" style:country-complex="SA" style:font-style-complex="italic" style:font-weight-complex="normal"/>
    </style:style>
    <style:style style:name="T9" style:family="text">
      <style:text-properties fo:language="en" fo:country="US" fo:font-style="italic" fo:font-weight="normal" officeooo:rsid="000a4131" style:language-asian="en" style:country-asian="US" style:font-style-asian="italic" style:font-weight-asian="normal" style:language-complex="ar" style:country-complex="SA" style:font-style-complex="italic" style:font-weight-complex="normal"/>
    </style:style>
    <style:style style:name="T10" style:family="text">
      <style:text-properties fo:language="en" fo:country="US" fo:font-style="italic" fo:font-weight="normal" officeooo:rsid="000be058" style:language-asian="en" style:country-asian="US" style:font-style-asian="italic" style:font-weight-asian="normal" style:language-complex="ar" style:country-complex="SA" style:font-style-complex="italic" style:font-weight-complex="normal"/>
    </style:style>
    <style:style style:name="T11" style:family="text">
      <style:text-properties fo:language="en" fo:country="US" fo:font-style="italic" style:language-asian="en" style:country-asian="US" style:font-style-asian="italic" style:language-complex="ar" style:country-complex="SA" style:font-style-complex="italic"/>
    </style:style>
    <style:style style:name="T12" style:family="text">
      <style:text-properties fo:language="en" fo:country="US" fo:font-weight="bold" style:language-asian="en" style:country-asian="US" style:font-weight-asian="bold" style:language-complex="ar" style:country-complex="SA" style:font-weight-complex="bold"/>
    </style:style>
    <style:style style:name="T13" style:family="text">
      <style:text-properties fo:color="#000000" loext:opacity="100%" style:font-name="Open Sans" fo:language="en" fo:country="US" style:font-name-asian="Open Sans1" style:language-asian="en" style:country-asian="US" style:font-name-complex="Open Sans1" style:language-complex="ar" style:country-complex="SA"/>
    </style:style>
    <style:style style:name="T14" style:family="text">
      <style:text-properties fo:color="#000000" loext:opacity="100%" style:font-name="Open Sans" fo:language="en" fo:country="US" fo:font-weight="bold" style:font-name-asian="Open Sans1" style:language-asian="en" style:country-asian="US" style:font-weight-asian="bold" style:font-name-complex="Open Sans1" style:language-complex="ar" style:country-complex="SA" style:font-weight-complex="bold"/>
    </style:style>
    <style:style style:name="T15" style:family="text">
      <style:text-properties fo:font-size="10pt" fo:language="en" fo:country="US" style:font-size-asian="10pt" style:language-asian="en" style:country-asian="US" style:font-size-complex="10pt" style:language-complex="ar" style:country-complex="SA"/>
    </style:style>
    <style:style style:name="T16" style:family="text">
      <style:text-properties fo:font-size="10pt" fo:language="en" fo:country="US" fo:font-weight="normal" style:font-size-asian="10pt" style:language-asian="en" style:country-asian="US" style:font-weight-asian="normal" style:font-size-complex="10pt" style:language-complex="ar" style:country-complex="SA" style:font-weight-complex="normal"/>
    </style:style>
    <style:style style:name="T17" style:family="text">
      <style:text-properties fo:font-size="10pt" fo:language="en" fo:country="US" fo:font-style="italic" fo:font-weight="normal" style:font-size-asian="10pt" style:language-asian="en" style:country-asian="US" style:font-style-asian="italic" style:font-weight-asian="normal" style:font-size-complex="10pt" style:language-complex="ar" style:country-complex="SA" style:font-style-complex="italic" style:font-weight-complex="normal"/>
    </style:style>
    <style:style style:name="T18" style:family="text">
      <style:text-properties fo:font-size="8pt" fo:language="en" fo:country="US" style:font-size-asian="8pt" style:language-asian="en" style:country-asian="US" style:font-size-complex="8pt" style:language-complex="ar" style:country-complex="SA"/>
    </style:style>
    <style:style style:name="T19" style:family="text">
      <style:text-properties fo:font-size="8pt" fo:language="en" fo:country="US" fo:font-style="italic" style:font-size-asian="8pt" style:language-asian="en" style:country-asian="US" style:font-style-asian="italic" style:font-size-complex="8pt" style:language-complex="ar" style:country-complex="SA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<text:bookmark text:name="h.x8fm1uorkbaw"/>Chris Stutz</text:p>
            <text:p text:style-name="P12"><text:bookmark text:name="h.ymi089liagec"/>Data Engineer| Data Scientist</text:p>
          </table:table-cell>
          <table:table-cell table:style-name="Table1.A1" office:value-type="string">
            <text:p text:style-name="P19"><text:span text:style-name="T13">Hanover, PA</text:span><text:span text:style-name="T1"/></text:p>
            <text:p text:style-name="P19"><text:span text:style-name="T14">443-985-1631</text:span><text:span text:style-name="T1"/></text:p>
            <text:p text:style-name="P20"><text:span text:style-name="T14">stutz.chris@gmail.com</text:span><text:span text:style-name="T1"/></text:p>
          </table:table-cell>
        </table:table-row>
        <table:table-row table:style-name="Table1.2">
          <table:table-cell table:style-name="Table1.A1" office:value-type="string">
            <text:p text:style-name="P9"><text:bookmark text:name="h.yk8luflkpwij"/>EDUCATION</text:p>
            <text:p text:style-name="P2"><text:bookmark text:name="h.6wymnhinx9q5"/><text:span text:style-name="T15">Towson University, </text:span><text:span text:style-name="T16">Towson,MD — </text:span><text:span text:style-name="T17">Bachelors of Science</text:span></text:p>
            <text:p text:style-name="P8"><text:bookmark text:name="h.7vtcyzeczjot"/>September 2003 - May 2007</text:p>
            <text:p text:style-name="P21"><text:span text:style-name="T2">Degree in Art:Illustraion</text:span><text:span text:style-name="T1"/></text:p>
            <text:p text:style-name="P2"><text:bookmark text:name="h.d0czzo276jsb"/><text:span text:style-name="T15">Data Science &amp; Machine Learning Bootcamp, </text:span><text:span text:style-name="T16">Udemy — </text:span><text:span text:style-name="T17">Cert.</text:span></text:p>
            <text:p text:style-name="P8"><text:bookmark text:name="h.wmquj5fw07a0"/>February <text:s/>2023 - May 2023</text:p>
            <text:p text:style-name="P21"><text:span text:style-name="T2">Coursework in advanced python coding, machine learning,regression, deep learning, Tensor Flow, classification a d Neural Networks.</text:span><text:span text:style-name="T1"/></text:p>
            <text:p text:style-name="P2"><text:bookmark text:name="h.nv2khvrxtyak"/></text:p>
            <text:p text:style-name="P2"><text:bookmark text:name="h.czfiadnsgnzp"/><text:span text:style-name="T15">Google Data Analysis Certificate, </text:span><text:span text:style-name="T16">Coursera.com — </text:span><text:span text:style-name="T17">Cert.</text:span></text:p>
            <text:p text:style-name="P8"><text:bookmark text:name="h.miiyt1y6sl7g"/>Jan 2022 - <text:s/>April 2022</text:p>
            <text:p text:style-name="P21"><text:span text:style-name="T2">Coursework in writing SQL Queries, Excel, R programming, visualizing data with Tableau and data analysis fundamentals.</text:span><text:span text:style-name="T1"/></text:p>
            <text:p text:style-name="P1"><text:bookmark text:name="h.eui21ql8v66k"/></text:p>
            <text:p text:style-name="P9"><text:bookmark text:name="h.y7d3xdxnr44m"/>EXPERIENCE</text:p>
            <text:p text:style-name="P2"><text:bookmark text:name="h.rfgvkg2ifhfd"/><text:span text:style-name="T15">Starbucks</text:span><text:span text:style-name="T16">– </text:span><text:span text:style-name="T17">Store Manager (Multi Unit/SM <text:s/>Training Store)</text:span></text:p>
            <text:p text:style-name="P8"><text:bookmark text:name="h.n64fgzu3lwuy"/>Shift Supervisor - 2008-2013|Assistant Store Manager 2013-2014</text:p>
            <text:p text:style-name="P8"><text:bookmark text:name="h.477c14fzdi9l"/>Store Manager 2014-2015|Store Manager Trainer 2018-Present</text:p>
            <text:p text:style-name="P21"><text:span text:style-name="T2">Lead all operations in 2 million a year business. Served as trainer for new store managers. Managed up to three stores at one time &amp; served as District Manager proxy during their absences.</text:span><text:span text:style-name="T1"/></text:p>
            <text:p text:style-name="P2"><text:bookmark text:name="h.y3hiqd2mvj57"/></text:p>
            <text:p text:style-name="P2"><text:bookmark text:name="h.wj0puh61kxsr"/><text:span text:style-name="T15">Olive Garden</text:span><text:span text:style-name="T16"> Westminster , MD–Culinary/Service Manager</text:span></text:p>
            <text:p text:style-name="P8"><text:bookmark text:name="h.8hk593fs3sag"/>September 2015 - <text:s/>May 2017</text:p>
            <text:p text:style-name="P21"><text:span text:style-name="T2">Lead Culinary and Service operations for 4 million a year restaurant. Managed up to 110 employees. </text:span><text:span text:style-name="T1"/></text:p>
            <text:p text:style-name="P2"><text:bookmark text:name="h.mrfo2zvlbkh2"/></text:p>
            <text:p text:style-name="P2"><text:bookmark text:name="h.1hxcpsc1hco2"/><text:span text:style-name="T15">Cracker Barrel </text:span><text:span text:style-name="T16">Shrewsbury, PA— </text:span><text:span text:style-name="T17">Restaurant Manager</text:span></text:p>
            <text:p text:style-name="P8"><text:bookmark text:name="h.ybypdmed418m"/>May 2017 - <text:s/>April 2018</text:p>
            <text:p text:style-name="P21"><text:span text:style-name="T2">Lead culinary and service operations for a 6 million a year restaurant. <text:s/>Managed up to 150 employees. <text:s/>Oversaw retail store and large dining operation</text:span><text:span text:style-name="T1"/></text:p>
            <text:p text:style-name="P2"><text:bookmark text:name="h.3xxi5m8i8yhj"/><text:span text:style-name="T15">PublishAmerica</text:span><text:span text:style-name="T16"> Frederick, MD</text:span><text:span text:style-name="T15"> </text:span><text:span text:style-name="T16">— </text:span><text:span text:style-name="T17">Children’s Book Designer and Illustrator</text:span></text:p>
            <text:p text:style-name="P8"><text:bookmark text:name="h.2av0d4nnu2a9"/>June <text:s/>2007 - September 2010 </text:p>
            <text:p text:style-name="P21"><text:span text:style-name="T2">Lorem ipsum dolor sit amet, consectetuer adipiscing elit, sed diam nonummy nibh.</text:span><text:span text:style-name="T1"/></text:p>
            <text:p text:style-name="P7"/>
            <text:p text:style-name="P7"/>
            <text:p text:style-name="P11"><text:bookmark text:name="h.jhv78pp9wtzd"/>PROJECTS</text:p>
            <text:p text:style-name="P3"><text:span text:style-name="T3">Non-Profit Website Code and Design</text:span><text:span text:style-name="T2"> </text:span><text:span text:style-name="T6">— </text:span><text:span text:style-name="T8"><text:s/>My Caring Paws <text:s text:c="2"/></text:span></text:p>
            <text:p text:style-name="P25"><text:span text:style-name="T2">Designed all text and graphics for My Caring Paws (local non-profit providing therapy dogs to schools and hospitals). <text:s/>Coding languages used CSS HTML and Javascript.</text:span><text:span text:style-name="T1"/></text:p>
            <text:p text:style-name="P25"><text:a xlink:type="simple" xlink:href="http://www.mycaringpaws.org/" text:style-name="Internet_20_link" text:visited-style-name="Visited_20_Internet_20_Link"><text:span text:style-name="T2">www.mycaringpaws.org</text:span></text:a><text:span text:style-name="T1"/></text:p>
            <text:p text:style-name="P3"/>
            <text:p text:style-name="P3"><text:span text:style-name="T3">Computer Vision</text:span><text:span text:style-name="T2"> </text:span><text:span text:style-name="T6">— </text:span><text:span text:style-name="T8"><text:s/>Neural Network visual classifier</text:span><text:span text:style-name="T9">s</text:span></text:p>
            <text:p text:style-name="P28"><text:span text:style-name="T2">Created and trained nueral network model to identify different impressionist painters using example images of their work. Also created a visual classifier that can identify which type </text:span><text:soft-page-break/><text:span text:style-name="T2">of bear is pictured in an image.</text:span><text:span text:style-name="T1"/></text:p>
            <text:p text:style-name="P28"/>
            <text:p text:style-name="P4"><text:span text:style-name="T4">Natural Language Processing</text:span><text:span text:style-name="T2"> </text:span><text:span text:style-name="T6">— </text:span><text:span text:style-name="T8"><text:s/>Neural Network </text:span></text:p>
            <text:p text:style-name="P28"><text:span text:style-name="T7">Created and trained Neural network for binary classification of email used as a spam filter. End result was 95% accurate using the validation set. Also created model to predict sentiment of tweets using hugging face transformers libraries.</text:span><text:span text:style-name="T1"/></text:p>
            <text:p text:style-name="P4"/>
            <text:p text:style-name="P4"><text:span text:style-name="T4">Gradient Forest </text:span><text:span text:style-name="T2"><text:s/></text:span><text:span text:style-name="T6">— </text:span><text:span text:style-name="T9">decision tree model</text:span></text:p>
            <text:p text:style-name="P28"><text:span text:style-name="T7">Created and trained gradient forest model to predict wither a horse would live utilizing data points taken on the vital statistics of the animal. Able to predict with 80% accuracy.</text:span><text:span text:style-name="T1"/></text:p>
            <text:p text:style-name="P28"/>
            <text:p text:style-name="P4"><text:span text:style-name="T3">Computer Vision</text:span><text:span text:style-name="T2"> </text:span><text:span text:style-name="T6">— </text:span><text:span text:style-name="T8"><text:s/>Neural Network </text:span></text:p>
            <text:p text:style-name="P28"><text:span text:style-name="T7">Created and trained nueral network model to identify hand written digits. <text:s/>Put into production in a website that allows the user </text:span><text:span text:style-name="T10">to</text:span><text:span text:style-name="T7"> answer math facts and draw their answers. <text:s/>Model processes their answer and predicts with 95% accuracy wither its correct.</text:span><text:span text:style-name="T1"/></text:p>
            <text:p text:style-name="P18"/>
          </table:table-cell>
          <table:table-cell table:style-name="Table1.A1" office:value-type="string">
            <text:p text:style-name="P9"><text:bookmark text:name="h.ca0awj8022e2"/>Certifications</text:p>
            <text:list xml:id="list217370078" text:style-name="WWNum1">
              <text:list-header>
                <text:p text:style-name="P23"><text:span text:style-name="T2">AWS Cloud Practitioner</text:span><text:span text:style-name="T1"/></text:p>
                <text:p text:style-name="P23"><text:span text:style-name="T2">AWS Solutions Architect: Associate</text:span><text:span text:style-name="T1"/></text:p>
              </text:list-header>
            </text:list>
            <text:list text:style-name="WWNum2">
              <text:list-header>
                <text:p text:style-name="P24"><text:span text:style-name="T2">ServSafe Food Safety Test Proctor </text:span><text:span text:style-name="T1"/></text:p>
              </text:list-header>
            </text:list>
            <text:list xml:id="list115351330966064" text:continue-list="list217370078" text:style-name="WWNum1">
              <text:list-header>
                <text:p text:style-name="P23"><text:span text:style-name="T2">ServSafe Food Safety Manager</text:span><text:span text:style-name="T1"/></text:p>
                <text:p text:style-name="P26"><text:span text:style-name="T2">Google Data An</text:span><text:span text:style-name="T4">a</text:span><text:span text:style-name="T2">l</text:span><text:span text:style-name="T4">y</text:span><text:span text:style-name="T2">tics </text:span><text:span text:style-name="T5">Professional</text:span><text:span text:style-name="T1"/></text:p>
              </text:list-header>
            </text:list>
            <text:p text:style-name="P9"><text:bookmark text:name="h.tuxh7mwdaxox"/>Skills</text:p>
            <text:p text:style-name="P22"><text:span text:style-name="T12">Data Visualization <text:s/>w/ Tableau</text:span><text:span text:style-name="T1"/></text:p>
            <text:p text:style-name="P21"><text:span text:style-name="T12">Machine &amp; Deep Learning</text:span><text:span text:style-name="T1"/></text:p>
            <text:p text:style-name="P21"><text:span text:style-name="T12">Managing and deploying cloud architectures and cloud solutions</text:span><text:span text:style-name="T1"/></text:p>
            <text:p text:style-name="P21"><text:span text:style-name="T12">Data Analysis for business intelligence</text:span><text:span text:style-name="T1"/></text:p>
            <text:p text:style-name="P21"><text:span text:style-name="T12">Project Management</text:span><text:span text:style-name="T1"/></text:p>
            <text:p text:style-name="P21"><text:span text:style-name="T12">Leading large teams &amp; managing complex operations</text:span><text:span text:style-name="T1"/></text:p>
            <text:p text:style-name="P9"><text:bookmark text:name="h.cxxkes25b26"/>Programming Languages</text:p>
            <text:p text:style-name="P29"><text:span text:style-name="T2">SQL</text:span><text:span text:style-name="T1"/></text:p>
            <text:p text:style-name="P29"><text:span text:style-name="T2">Python</text:span><text:span text:style-name="T1"/></text:p>
            <text:p text:style-name="P29"><text:span text:style-name="T2">R</text:span><text:span text:style-name="T1"/></text:p>
            <text:p text:style-name="P27"><text:span text:style-name="T2">HTML &amp; CSS</text:span><text:span text:style-name="T1"/></text:p>
            <text:p text:style-name="P29"><text:span text:style-name="T2">JSON</text:span><text:span text:style-name="T19">(AWS Cloud Formation &amp; policies)</text:span><text:span text:style-name="T1"/></text:p>
            <text:p text:style-name="P16"/>
            <text:p text:style-name="P15"/>
            <text:p text:style-name="P13"/>
            <text:p text:style-name="P14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rriweather" svg:font-family="Merriweather" style:font-family-generic="roman" style:font-pitch="variable"/>
    <style:font-face style:name="Merriweather1" svg:font-family="Merriweather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style:contextual-spacing="false" fo:line-height="130%" fo:text-align="start" style:justify-single-word="false" fo:orphans="0" fo:widows="0" fo:text-indent="0in" style:auto-text-indent="false" style:vertical-align="auto" style:writing-mode="lr-tb"/>
      <style:text-properties fo:color="#666666" loext:opacity="100%" style:text-line-through-style="none" style:text-line-through-type="none" style:font-name="Merriweather" fo:font-family="Merriweather" style:font-family-generic="roman" style:font-pitch="variable" fo:font-size="9pt" fo:font-style="normal" style:text-underline-style="none" fo:font-weight="normal" style:font-name-asian="Merriweather1" style:font-family-asian="Merriweather" style:font-family-generic-asian="system" style:font-pitch-asian="variable" style:font-size-asian="9pt" style:font-style-asian="normal" style:font-weight-asian="normal" style:font-name-complex="Merriweather1" style:font-family-complex="Merriweather" style:font-family-generic-complex="system" style:font-pitch-complex="variable" style:font-size-complex="9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class="text">
      <style:paragraph-properties fo:margin-left="0in" fo:margin-right="0.2083in" fo:margin-top="0.4165in" fo:margin-bottom="0in" style:contextual-spacing="false" fo:line-height="0.1665in" fo:text-indent="0in" style:auto-text-indent="false"/>
      <style:text-properties fo:color="#2079c7" loext:opacity="100%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left="0in" fo:margin-right="0.2083in" fo:margin-top="0.222in" fo:margin-bottom="0in" style:contextual-spacing="false" fo:line-height="0.1665in" fo:keep-together="always" fo:text-indent="0in" style:auto-text-indent="false" fo:keep-with-next="always"/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left="0in" fo:margin-right="0.2083in" fo:margin-top="0.0693in" fo:margin-bottom="0.0693in" style:contextual-spacing="false" fo:line-height="0.1665in" fo:keep-together="always" fo:text-indent="0in" style:auto-text-indent="false" fo:keep-with-next="always"/>
      <style:text-properties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Standard" style:next-style-name="Standard" style:class="text">
      <style:paragraph-properties fo:margin-left="0in" fo:margin-right="0.2083in" fo:margin-top="0.111in" fo:margin-bottom="0in" style:contextual-spacing="false" fo:line-height="0.1665in" fo:keep-together="always" fo:text-indent="0in" style:auto-text-indent="false" fo:keep-with-next="always"/>
      <style:text-properties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Standard" style:next-style-name="Standard" style:class="text">
      <style:paragraph-properties fo:margin-left="0in" fo:margin-right="0.2083in" fo:margin-top="0.111in" fo:margin-bottom="0in" style:contextual-spacing="false" fo:line-height="0.1665in" fo:keep-together="always" fo:text-indent="0in" style:auto-text-indent="false" fo:keep-with-next="always"/>
      <style:text-properties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Standard" style:next-style-name="Standard" style:class="text">
      <style:paragraph-properties fo:margin-left="0in" fo:margin-right="0.2083in" fo:margin-top="0.111in" fo:margin-bottom="0in" style:contextual-spacing="false" fo:line-height="0.1665in" fo:keep-together="always" fo:text-indent="0in" style:auto-text-indent="false" fo:keep-with-next="always"/>
      <style:text-properties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 style:font-style-complex="italic"/>
    </style:style>
    <style:style style:name="Normal_20_Table" style:display-name="Normal Table" style:family="paragraph">
      <style:paragraph-properties fo:text-align="start" style:justify-single-word="false" style:vertical-align="auto" style:writing-mode="lr-tb"/>
      <style:text-properties style:font-name="Times New Roman" fo:font-family="'Times New Roman'" style:font-family-generic="roman" style:font-pitch="variable" fo:font-size="12pt" style:font-name-asian="Arial" style:font-family-asian="Arial" style:font-family-generic-asian="system" style:font-pitch-asian="variable" style:font-size-asian="12pt" style:font-name-complex="Merriweather1" style:font-family-complex="Merriweather" style:font-family-generic-complex="system" style:font-pitch-complex="variable" style:font-size-complex="12pt"/>
    </style:style>
    <style:style style:name="Title" style:family="paragraph" style:parent-style-name="Standard" style:class="chapter">
      <style:paragraph-properties fo:margin-left="0in" fo:margin-right="0.2083in" fo:margin-top="0in" fo:margin-bottom="0.0835in" style:contextual-spacing="false" fo:line-height="0.1665in" fo:text-indent="0in" style:auto-text-indent="false"/>
      <style:text-properties fo:color="#000000" loext:opacity="100%"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left="0in" fo:margin-right="0.2083in" fo:margin-top="0in" fo:margin-bottom="0in" style:contextual-spacing="false" fo:line-height="0.1917in" fo:text-indent="0in" style:auto-text-indent="false"/>
      <style:text-properties fo:color="#000000" loext:opacity="100%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​" style:num-suffix="​" text:bullet-char="​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text:list-tab-stop-position="1.25in" fo:text-indent="-0.1252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text:list-tab-stop-position="2.75in" fo:text-indent="-0.1252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text:list-tab-stop-position="3.25in" fo:text-indent="-0.25in" fo:margin-left="3.5in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text:list-tab-stop-position="3.75in" fo:text-indent="-0.25in" fo:margin-left="4in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text:list-tab-stop-position="4.25in" fo:text-indent="-0.1252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​" style:num-suffix="​" text:bullet-char="​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text:list-tab-stop-position="1.25in" fo:text-indent="-0.1252in" fo:margin-left="1.5in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text:list-tab-stop-position="2.75in" fo:text-indent="-0.1252in" fo:margin-left="3in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text:list-tab-stop-position="3.25in" fo:text-indent="-0.25in" fo:margin-left="3.5in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text:list-tab-stop-position="3.75in" fo:text-indent="-0.25in" fo:margin-left="4in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text:list-tab-stop-position="4.25in" fo:text-indent="-0.1252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6in" fo:margin-left="0.6in" fo:margin-right="0.6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252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4</meta:editing-cycles>
    <meta:editing-duration>PT27M35S</meta:editing-duration>
    <dc:date>2024-01-12T11:53:49.562000000</dc:date>
    <meta:generator>LibreOffice/7.4.7.2$Windows_X86_64 LibreOffice_project/723314e595e8007d3cf785c16538505a1c878ca5</meta:generator>
    <meta:document-statistic meta:table-count="1" meta:image-count="0" meta:object-count="0" meta:page-count="2" meta:paragraph-count="60" meta:word-count="490" meta:character-count="3333" meta:non-whitespace-character-count="2875"/>
  </office:meta>
</office:document-meta>
</file>